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3.72cm" fo:min-width="5.8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3.81cm" svg:x="3.54cm" svg:y="3.54cm">
          <text:p>Analog </text:p>
          <text:p>trigger </text:p>
          <text:p>detection </text:p>
          <text:p>circui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1.762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2.143cm" svg:y1="2.524cm" svg:x2="3.54cm" svg:y2="5.445cm" draw:start-shape="id1" draw:start-glue-point="8" draw:end-shape="id2" draw:end-glue-point="3" svg:d="M2143 2524v2921h1397" svg:viewBox="0 0 1398 2922">
          <text:p/>
        </draw:connector>
        <draw:custom-shape draw:style-name="gr1" draw:text-style-name="P1" xml:id="id3" draw:id="id3" draw:layer="layout" svg:width="3.81cm" svg:height="3.81cm" svg:x="3.54cm" svg:y="9.89cm">
          <draw:glue-point draw:id="4" svg:x="5cm" svg:y="-2.333cm"/>
          <text:p text:style-name="P1">High </text:p>
          <text:p text:style-name="P1">speed </text:p>
          <text:p text:style-name="P1">parallel </text:p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3.81cm" svg:x="3.54cm" svg:y="16.24cm">
          <text:p text:style-name="P1">Power </text:p>
          <text:p text:style-name="P1">and </text:p>
          <text:p text:style-name="P1">UI control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35cm" svg:height="13.97cm" svg:x="9.79cm" svg:y="4.81cm">
          <draw:glue-point draw:id="4" svg:x="-5cm" svg:y="-3.909cm"/>
          <draw:glue-point draw:id="5" svg:x="-5cm" svg:y="4.181cm"/>
          <draw:glue-point draw:id="6" svg:x="-5cm" svg:y="-0.636cm" draw:escape-direction="horizontal"/>
          <text:p text:style-name="P1">Esp32 core with</text:p>
          <text:p text:style-name="P1">parallel I2S interface</text:p>
          <text:p text:style-name="P1">continuously through</text:p>
          <text:p text:style-name="P1">DMA writes ADC</text:p>
          <text:p text:style-name="P1">data to circular </text:p>
          <text:p text:style-name="P1">buffer in internal</text:p>
          <text:p text:style-name="P1">RAM. Trigger signal</text:p>
          <text:p text:style-name="P1">starts countdown to </text:p>
          <text:p text:style-name="P1">stop data collection. </text:p>
          <text:p text:style-name="P1">Then the buffer is </text:p>
          <text:p text:style-name="P1">transmitted</text:p>
          <text:p text:style-name="P1"><text:s/>to PC/Android/IOS.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.143cm" svg:y1="2.524cm" svg:x2="3.54cm" svg:y2="11.795cm" draw:start-shape="id1" draw:start-glue-point="8" draw:end-shape="id3" draw:end-glue-point="3" svg:d="M2143 2524v9271h1397" svg:viewBox="0 0 1398 9272">
          <text:p/>
        </draw:connector>
        <draw:connector draw:style-name="gr3" draw:text-style-name="P2" draw:layer="layout" svg:x1="7.35cm" svg:y1="5.445cm" svg:x2="9.79cm" svg:y2="6.335cm" draw:start-shape="id2" draw:start-glue-point="1" draw:end-shape="id4" draw:end-glue-point="4" svg:d="M7350 5445h1220v890h1220" svg:viewBox="0 0 2441 891">
          <text:p/>
        </draw:connector>
        <draw:connector draw:style-name="gr3" draw:text-style-name="P2" draw:layer="layout" svg:x1="7.35cm" svg:y1="11.795cm" svg:x2="9.79cm" svg:y2="11.795cm" draw:start-shape="id3" draw:start-glue-point="1" draw:end-shape="id4" draw:end-glue-point="3" svg:d="M7350 11795h2440" svg:viewBox="0 0 2441 1">
          <text:p/>
        </draw:connector>
        <draw:connector draw:style-name="gr5" draw:text-style-name="P2" draw:layer="layout" svg:x1="7.35cm" svg:y1="18.145cm" svg:x2="9.79cm" svg:y2="17.635cm" draw:start-shape="id5" draw:start-glue-point="1" draw:end-shape="id4" draw:end-glue-point="5" svg:d="M7350 18145h1220v-510h1220" svg:viewBox="0 0 2441 511">
          <text:p/>
        </draw:connector>
        <draw:connector draw:style-name="gr3" draw:text-style-name="P2" draw:layer="layout" svg:x1="9.79cm" svg:y1="10.907cm" svg:x2="7.35cm" svg:y2="10.907cm" draw:start-shape="id4" draw:start-glue-point="6" draw:end-shape="id3" draw:end-glue-point="4" svg:d="M9790 10907h-2440" svg:viewBox="0 0 2441 1">
          <text:p/>
        </draw:connector>
        <draw:frame draw:style-name="gr6" draw:text-style-name="P3" draw:layer="layout" svg:width="3.683cm" svg:height="1.673cm" svg:x="2.905cm" svg:y="1.381cm">
          <draw:text-box>
            <text:p>Analog input</text:p>
          </draw:text-box>
        </draw:frame>
        <draw:frame draw:style-name="gr7" draw:text-style-name="P3" draw:layer="layout" svg:width="1.651cm" svg:height="0.962cm" svg:x="7.858cm" svg:y="10.017cm">
          <draw:text-box>
            <text:p>clk</text:p>
          </draw:text-box>
        </draw:frame>
        <draw:frame draw:style-name="gr8" draw:text-style-name="P3" draw:layer="layout" svg:width="1.905cm" svg:height="0.962cm" svg:x="7.477cm" svg:y="10.96cm">
          <draw:text-box>
            <text:p>data</text:p>
          </draw:text-box>
        </draw:frame>
        <draw:frame draw:style-name="gr9" draw:text-style-name="P3" draw:layer="layout" svg:width="2.667cm" svg:height="1.016cm" svg:x="7.35cm" svg:y="4.429cm">
          <draw:text-box>
            <text:p>Trigg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2:48:42.846815616</meta:creation-date>
    <meta:generator>LibreOffice/5.1.6.2$Linux_X86_64 LibreOffice_project/10m0$Build-2</meta:generator>
    <dc:date>2018-01-24T23:09:18.231616385</dc:date>
    <meta:editing-duration>PT10M26S</meta:editing-duration>
    <meta:editing-cycles>2</meta:editing-cycles>
    <meta:document-statistic meta:object-count="15"/>
  </office:meta>
</office:document-meta>
</file>